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8-0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1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2-0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50824" calcext:value-type="float">
            <text:p>35.63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29488" calcext:value-type="float">
            <text:p>35.63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23963076923" calcext:value-type="float">
            <text:p>35.70239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7762857143" calcext:value-type="float">
            <text:p>35.7657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015714286" calcext:value-type="float">
            <text:p>35.804801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01870344827" calcext:value-type="float">
            <text:p>35.760187034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17534285714" calcext:value-type="float">
            <text:p>35.6917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33434482759" calcext:value-type="float">
            <text:p>35.553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3697142857" calcext:value-type="float">
            <text:p>35.5063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21873103448" calcext:value-type="float">
            <text:p>35.5521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57102222222" calcext:value-type="float">
            <text:p>35.5557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05056551724" calcext:value-type="float">
            <text:p>35.55050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24098064516" calcext:value-type="float">
            <text:p>35.602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91972" calcext:value-type="float">
            <text:p>35.63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75816" calcext:value-type="float">
            <text:p>35.71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04492" calcext:value-type="float">
            <text:p>35.75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37917419355" calcext:value-type="float">
            <text:p>35.8437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91878709677" calcext:value-type="float">
            <text:p>35.879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17648" calcext:value-type="float">
            <text:p>35.81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7132" calcext:value-type="float">
            <text:p>35.72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292" calcext:value-type="float">
            <text:p>35.7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91330322581" calcext:value-type="float">
            <text:p>35.8091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51825714286" calcext:value-type="float">
            <text:p>35.8051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05009032258" calcext:value-type="float">
            <text:p>35.790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58624516129" calcext:value-type="float">
            <text:p>35.745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90542068966" calcext:value-type="float">
            <text:p>35.70905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60823225807" calcext:value-type="float">
            <text:p>35.6860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77948" calcext:value-type="float">
            <text:p>35.797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45378064516" calcext:value-type="float">
            <text:p>35.864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58392258064" calcext:value-type="float">
            <text:p>35.8058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12112" calcext:value-type="float">
            <text:p>35.75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5272516129" calcext:value-type="float">
            <text:p>35.7452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916" calcext:value-type="float">
            <text:p>35.64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4033548387" calcext:value-type="float">
            <text:p>35.6614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38711428571" calcext:value-type="float">
            <text:p>35.6538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3269677419" calcext:value-type="float">
            <text:p>35.6893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3504285714" calcext:value-type="float">
            <text:p>35.896350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01465714286" calcext:value-type="float">
            <text:p>36.6601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42380689655" calcext:value-type="float">
            <text:p>36.9042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2402" calcext:value-type="float">
            <text:p>35.98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3427862069" calcext:value-type="float">
            <text:p>35.91342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7915862069" calcext:value-type="float">
            <text:p>36.007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24217142857" calcext:value-type="float">
            <text:p>35.9224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52612413793" calcext:value-type="float">
            <text:p>35.81526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10262857143" calcext:value-type="float">
            <text:p>35.8610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0286896552" calcext:value-type="float">
            <text:p>35.8990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82032" calcext:value-type="float">
            <text:p>36.06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70334545454" calcext:value-type="float">
            <text:p>36.047033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10976" calcext:value-type="float">
            <text:p>36.67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75568" calcext:value-type="float">
            <text:p>36.68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00377142857" calcext:value-type="float">
            <text:p>36.6600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26651428571" calcext:value-type="float">
            <text:p>36.6726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4105" calcext:value-type="float">
            <text:p>36.654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0267" calcext:value-type="float">
            <text:p>36.680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9472" calcext:value-type="float">
            <text:p>36.6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220125" calcext:value-type="float">
            <text:p>36.6622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68736" calcext:value-type="float">
            <text:p>36.6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458375" calcext:value-type="float">
            <text:p>36.6745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4176" calcext:value-type="float">
            <text:p>36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0179354839" calcext:value-type="float">
            <text:p>36.9530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94332" calcext:value-type="float">
            <text:p>37.01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55856774194" calcext:value-type="float">
            <text:p>37.0955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786" calcext:value-type="float">
            <text:p>37.149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09848" calcext:value-type="float">
            <text:p>37.19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9168516129" calcext:value-type="float">
            <text:p>37.199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6848" calcext:value-type="float">
            <text:p>37.20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0652" calcext:value-type="float">
            <text:p>37.22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63212" calcext:value-type="float">
            <text:p>37.26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3886451613" calcext:value-type="float">
            <text:p>37.3503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84713548387" calcext:value-type="float">
            <text:p>37.3484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1063225806" calcext:value-type="float">
            <text:p>37.7831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60971034483" calcext:value-type="float">
            <text:p>38.03609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9454193548" calcext:value-type="float">
            <text:p>37.8599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38270344828" calcext:value-type="float">
            <text:p>38.21382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2903225806" calcext:value-type="float">
            <text:p>38.112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58667096774" calcext:value-type="float">
            <text:p>38.6558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2472" calcext:value-type="float">
            <text:p>37.94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01272258064" calcext:value-type="float">
            <text:p>38.110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17928" calcext:value-type="float">
            <text:p>38.32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0664516129" calcext:value-type="float">
            <text:p>38.500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95011428571" calcext:value-type="float">
            <text:p>38.7895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611612903" calcext:value-type="float">
            <text:p>38.7675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09197419355" calcext:value-type="float">
            <text:p>38.0109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0028" calcext:value-type="float">
            <text:p>38.07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41656" calcext:value-type="float">
            <text:p>38.10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14312" calcext:value-type="float">
            <text:p>38.78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0042580645" calcext:value-type="float">
            <text:p>38.3430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52167741935" calcext:value-type="float">
            <text:p>38.175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26264" calcext:value-type="float">
            <text:p>38.08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44909677419" calcext:value-type="float">
            <text:p>38.1444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7956" calcext:value-type="float">
            <text:p>38.191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40887741935" calcext:value-type="float">
            <text:p>38.2940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8785714286" calcext:value-type="float">
            <text:p>38.7068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59331612903" calcext:value-type="float">
            <text:p>38.695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5528516129" calcext:value-type="float">
            <text:p>38.555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24140689655" calcext:value-type="float">
            <text:p>38.3124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52481290323" calcext:value-type="float">
            <text:p>38.4752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52556" calcext:value-type="float">
            <text:p>39.205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0936774194" calcext:value-type="float">
            <text:p>38.8740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02596129032" calcext:value-type="float">
            <text:p>38.530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462" calcext:value-type="float">
            <text:p>38.24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2913548387" calcext:value-type="float">
            <text:p>38.194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99896" calcext:value-type="float">
            <text:p>38.21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47938064516" calcext:value-type="float">
            <text:p>38.674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75971034483" calcext:value-type="float">
            <text:p>38.60759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89584516129" calcext:value-type="float">
            <text:p>38.418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09689230769" calcext:value-type="float">
            <text:p>38.290968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462272" calcext:value-type="float">
            <text:p>38.14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8532307692" calcext:value-type="float">
            <text:p>38.27385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1603076923" calcext:value-type="float">
            <text:p>38.38616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22330769231" calcext:value-type="float">
            <text:p>38.38223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2271111111" calcext:value-type="float">
            <text:p>38.40722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498" calcext:value-type="float">
            <text:p>38.401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90907826087" calcext:value-type="float">
            <text:p>38.37909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60022857143" calcext:value-type="float">
            <text:p>38.3360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2862857143" calcext:value-type="float">
            <text:p>38.3222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9394285714" calcext:value-type="float">
            <text:p>38.3229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6264" calcext:value-type="float">
            <text:p>39.1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9244" calcext:value-type="float">
            <text:p>38.9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8464" calcext:value-type="float">
            <text:p>39.0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534" calcext:value-type="float">
            <text:p>38.9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4732" calcext:value-type="float">
            <text:p>39.3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0492" calcext:value-type="float">
            <text:p>39.7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5044" calcext:value-type="float">
            <text:p>39.5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6108" calcext:value-type="float">
            <text:p>39.7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656" calcext:value-type="float">
            <text:p>39.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9056" calcext:value-type="float">
            <text:p>40.1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1664" calcext:value-type="float">
            <text:p>40.4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11488" calcext:value-type="float">
            <text:p>40.2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2646153846" calcext:value-type="float">
            <text:p>40.510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03456" calcext:value-type="float">
            <text:p>40.5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3636" calcext:value-type="float">
            <text:p>41.2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26272" calcext:value-type="float">
            <text:p>40.2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29248" calcext:value-type="float">
            <text:p>40.0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59088" calcext:value-type="float">
            <text:p>40.2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2972" calcext:value-type="float">
            <text:p>40.5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609" calcext:value-type="float">
            <text:p>41.10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2704" calcext:value-type="float">
            <text:p>40.5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5304" calcext:value-type="float">
            <text:p>40.4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46768" calcext:value-type="float">
            <text:p>40.3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60272" calcext:value-type="float">
            <text:p>40.7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1824" calcext:value-type="float">
            <text:p>40.2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82048" calcext:value-type="float">
            <text:p>40.3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86208" calcext:value-type="float">
            <text:p>40.6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79258181818" calcext:value-type="float">
            <text:p>41.17792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2676" calcext:value-type="float">
            <text:p>41.2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142" calcext:value-type="float">
            <text:p>41.8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8362" calcext:value-type="float">
            <text:p>41.758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1474" calcext:value-type="float">
            <text:p>41.511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6738" calcext:value-type="float">
            <text:p>40.956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7971" calcext:value-type="float">
            <text:p>41.677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802" calcext:value-type="float">
            <text:p>42.61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5814" calcext:value-type="float">
            <text:p>41.94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0572" calcext:value-type="float">
            <text:p>40.3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6195" calcext:value-type="float">
            <text:p>41.1516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1548" calcext:value-type="float">
            <text:p>41.3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9188" calcext:value-type="float">
            <text:p>41.5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186" calcext:value-type="float">
            <text:p>41.5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6164" calcext:value-type="float">
            <text:p>40.9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8703" calcext:value-type="float">
            <text:p>41.438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986" calcext:value-type="float">
            <text:p>41.416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1934" calcext:value-type="float">
            <text:p>41.381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1562" calcext:value-type="float">
            <text:p>40.691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61175" calcext:value-type="float">
            <text:p>41.32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0188" calcext:value-type="float">
            <text:p>41.8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8862" calcext:value-type="float">
            <text:p>41.94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3236" calcext:value-type="float">
            <text:p>41.8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0282" calcext:value-type="float">
            <text:p>41.880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0262" calcext:value-type="float">
            <text:p>41.720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331" calcext:value-type="float">
            <text:p>41.510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8308" calcext:value-type="float">
            <text:p>42.0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0306" calcext:value-type="float">
            <text:p>41.31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7926" calcext:value-type="float">
            <text:p>41.317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85" calcext:value-type="float">
            <text:p>40.7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98925" calcext:value-type="float">
            <text:p>41.04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23" calcext:value-type="float">
            <text:p>41.2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757" calcext:value-type="float">
            <text:p>41.51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2226" calcext:value-type="float">
            <text:p>41.432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11136" calcext:value-type="float">
            <text:p>41.3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96249411765" calcext:value-type="float">
            <text:p>41.32962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88048" calcext:value-type="float">
            <text:p>41.3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95568" calcext:value-type="float">
            <text:p>41.2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37948235294" calcext:value-type="float">
            <text:p>41.43379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39312" calcext:value-type="float">
            <text:p>42.2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25696" calcext:value-type="float">
            <text:p>42.3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83648" calcext:value-type="float">
            <text:p>41.6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17504" calcext:value-type="float">
            <text:p>41.7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55013333333" calcext:value-type="float">
            <text:p>41.6455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56192" calcext:value-type="float">
            <text:p>42.8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75744" calcext:value-type="float">
            <text:p>41.8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6994285714" calcext:value-type="float">
            <text:p>41.3556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12176" calcext:value-type="float">
            <text:p>41.4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6416" calcext:value-type="float">
            <text:p>41.7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0144" calcext:value-type="float">
            <text:p>42.7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08304" calcext:value-type="float">
            <text:p>42.0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26884705882" calcext:value-type="float">
            <text:p>42.532688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2144" calcext:value-type="float">
            <text:p>42.7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3024" calcext:value-type="float">
            <text:p>42.3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9364705882" calcext:value-type="float">
            <text:p>42.61193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79408" calcext:value-type="float">
            <text:p>42.8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9216" calcext:value-type="float">
            <text:p>43.2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9136" calcext:value-type="float">
            <text:p>43.1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88368" calcext:value-type="float">
            <text:p>43.1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09232" calcext:value-type="float">
            <text:p>42.5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2744" calcext:value-type="float">
            <text:p>42.7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762" calcext:value-type="float">
            <text:p>42.67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1864" calcext:value-type="float">
            <text:p>43.3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4924" calcext:value-type="float">
            <text:p>42.4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6335" calcext:value-type="float">
            <text:p>42.787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0902" calcext:value-type="float">
            <text:p>43.03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5974" calcext:value-type="float">
            <text:p>43.22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825" calcext:value-type="float">
            <text:p>43.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587" calcext:value-type="float">
            <text:p>43.15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802" calcext:value-type="float">
            <text:p>42.99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086" calcext:value-type="float">
            <text:p>42.97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9472941177" calcext:value-type="float">
            <text:p>42.720947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93072" calcext:value-type="float">
            <text:p>44.1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13536" calcext:value-type="float">
            <text:p>43.2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65488" calcext:value-type="float">
            <text:p>41.5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06475294118" calcext:value-type="float">
            <text:p>42.07064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97424" calcext:value-type="float">
            <text:p>42.4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41648" calcext:value-type="float">
            <text:p>42.3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21392" calcext:value-type="float">
            <text:p>41.6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96208" calcext:value-type="float">
            <text:p>41.0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76094545455" calcext:value-type="float">
            <text:p>41.41760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4534" calcext:value-type="float">
            <text:p>43.13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30272" calcext:value-type="float">
            <text:p>43.4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2674" calcext:value-type="float">
            <text:p>43.492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96208" calcext:value-type="float">
            <text:p>41.0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054" calcext:value-type="float">
            <text:p>40.056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167" calcext:value-type="float">
            <text:p>40.03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51" calcext:value-type="float">
            <text:p>40.8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88085" calcext:value-type="float">
            <text:p>40.7588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7218" calcext:value-type="float">
            <text:p>40.98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9322" calcext:value-type="float">
            <text:p>41.819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0508" calcext:value-type="float">
            <text:p>40.6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3076" calcext:value-type="float">
            <text:p>40.6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5524" calcext:value-type="float">
            <text:p>39.6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6964" calcext:value-type="float">
            <text:p>39.7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874" calcext:value-type="float">
            <text:p>39.75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9636" calcext:value-type="float">
            <text:p>39.7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6796" calcext:value-type="float">
            <text:p>39.8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055" calcext:value-type="float">
            <text:p>40.06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5466" calcext:value-type="float">
            <text:p>40.68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8627" calcext:value-type="float">
            <text:p>40.068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3966" calcext:value-type="float">
            <text:p>40.113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5366" calcext:value-type="float">
            <text:p>39.885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7746" calcext:value-type="float">
            <text:p>39.877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77" calcext:value-type="float">
            <text:p>40.06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11685" calcext:value-type="float">
            <text:p>40.591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7114" calcext:value-type="float">
            <text:p>40.917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5828" calcext:value-type="float">
            <text:p>41.2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6574" calcext:value-type="float">
            <text:p>40.406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05312" calcext:value-type="float">
            <text:p>40.4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5614" calcext:value-type="float">
            <text:p>40.345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23" calcext:value-type="float">
            <text:p>40.32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206" calcext:value-type="float">
            <text:p>40.510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5932" calcext:value-type="float">
            <text:p>41.3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06822857143" calcext:value-type="float">
            <text:p>41.4906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718" calcext:value-type="float">
            <text:p>42.2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766" calcext:value-type="float">
            <text:p>42.2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325" calcext:value-type="float">
            <text:p>41.2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895" calcext:value-type="float">
            <text:p>41.1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70897142857" calcext:value-type="float">
            <text:p>41.2670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4734" calcext:value-type="float">
            <text:p>40.924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9876" calcext:value-type="float">
            <text:p>41.6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0356" calcext:value-type="float">
            <text:p>41.7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427" calcext:value-type="float">
            <text:p>41.7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0668" calcext:value-type="float">
            <text:p>41.9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29615" calcext:value-type="float">
            <text:p>41.9829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7636" calcext:value-type="float">
            <text:p>42.8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9168" calcext:value-type="float">
            <text:p>42.6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31045" calcext:value-type="float">
            <text:p>41.603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5526" calcext:value-type="float">
            <text:p>41.16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954" calcext:value-type="float">
            <text:p>41.92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0658" calcext:value-type="float">
            <text:p>41.840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814" calcext:value-type="float">
            <text:p>42.2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7586" calcext:value-type="float">
            <text:p>42.40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03545" calcext:value-type="float">
            <text:p>42.460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5722" calcext:value-type="float">
            <text:p>43.495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2696" calcext:value-type="float">
            <text:p>42.6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5418" calcext:value-type="float">
            <text:p>41.82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7838" calcext:value-type="float">
            <text:p>42.1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07" calcext:value-type="float">
            <text:p>42.08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4894" calcext:value-type="float">
            <text:p>42.20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118" calcext:value-type="float">
            <text:p>42.09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7308" calcext:value-type="float">
            <text:p>41.7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6256" calcext:value-type="float">
            <text:p>42.0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7776" calcext:value-type="float">
            <text:p>42.4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8308" calcext:value-type="float">
            <text:p>42.0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5334" calcext:value-type="float">
            <text:p>41.91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23616" calcext:value-type="float">
            <text:p>42.2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10544" calcext:value-type="float">
            <text:p>41.76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518" calcext:value-type="float">
            <text:p>41.4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5398" calcext:value-type="float">
            <text:p>41.665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75344" calcext:value-type="float">
            <text:p>41.5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19568" calcext:value-type="float">
            <text:p>41.4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8332" calcext:value-type="float">
            <text:p>41.5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40336" calcext:value-type="float">
            <text:p>41.8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7612" calcext:value-type="float">
            <text:p>42.1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341" calcext:value-type="float">
            <text:p>42.52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53568" calcext:value-type="float">
            <text:p>41.9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8476" calcext:value-type="float">
            <text:p>41.9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34018461538" calcext:value-type="float">
            <text:p>41.81340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8194" calcext:value-type="float">
            <text:p>41.93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37744" calcext:value-type="float">
            <text:p>41.9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334" calcext:value-type="float">
            <text:p>41.9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478" calcext:value-type="float">
            <text:p>42.0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842" calcext:value-type="float">
            <text:p>42.16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3546666667" calcext:value-type="float">
            <text:p>42.4193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5226" calcext:value-type="float">
            <text:p>42.57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9748" calcext:value-type="float">
            <text:p>42.1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833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38" meta:object-count="0"/>
    <meta:user-defined meta:name="AppVersion">3.0</meta:user-defined>
  </office:meta>
</office:document-meta>
</file>